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Shekari" svg:font-family="'B Shekari'" style:font-pitch="variable"/>
    <style:font-face style:name="DejaVu Sans" svg:font-family="'DejaVu Sans'" style:font-family-generic="swiss" style:font-pitch="variable"/>
    <style:font-face style:name="DejaVu Serif" svg:font-family="'DejaVu Serif'" style:font-family-generic="roman" style:font-pitch="variable"/>
    <style:font-face style:name="GE Thameen" svg:font-family="'GE Thameen'" style:font-pitch="variable"/>
    <style:font-face style:name="Hacen Algeria Bd" svg:font-family="'Hacen Algeria Bd'" style:font-pitch="variable"/>
    <style:font-face style:name="Hacen Sahara St" svg:font-family="'Hacen Sahara St'" style:font-pitch="variable"/>
    <style:font-face style:name="Kan Ya Ma Kan Free" svg:font-family="'Kan Ya Ma Kan Free'" style:font-pitch="variable"/>
    <style:font-face style:name="Noto Kufi Arabic" svg:font-family="'Noto Kufi Arabic'" style:font-pitch="variable"/>
    <style:font-face style:name="Noto Naskh Arabic" svg:font-family="'Noto Naskh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Wahran" svg:font-family="Wahran"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1f6bb8" officeooo:paragraph-rsid="0025b080"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1f6bb8"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1f6bb8"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37"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38" style:family="paragraph" style:parent-style-name="Standard">
      <style:paragraph-properties fo:text-align="end" style:justify-single-word="false"/>
      <style:text-properties officeooo:rsid="000b6b69" officeooo:paragraph-rsid="000b6b69" style:font-name-complex="Noto Kufi Arabic"/>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مسند عبدالله بن المبارك</text:p>
      <text:p text:style-name="P37">77 – متفق عليه</text:p>
      <text:p text:style-name="P38">رواه مسلم (783) وأحمد (6/165) من طريق القاسم بن محمد ورواه البخاري (6462<text:span text:style-name="T1">،</text:span>6464<text:span text:style-name="T1">،</text:span>6465) وأبوداود (1368).</text:p>
      <text:p text:style-name="P38">والحديث له ألفاظ كثيرة مروية عن عائشة "رضي الله عنها"</text:p>
      <text:p text:style-name="P38"/>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81 – صحيح</text:p>
      <text:p text:style-name="P21"><text:soft-page-break/>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text:soft-page-break/></text:p>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text:soft-page-break/>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6">97 – متفق عليه</text:p>
      <text:p text:style-name="P31"><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31"/>
      <text:p text:style-name="P13"><text:span text:style-name="T8">98 - إسناده ضعيف.</text:span></text:p>
      <text:p text:style-name="P31"><text:span text:style-name="T8">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span></text:p>
      <text:p text:style-name="P31"><text:span text:style-name="T8">وإسماعيل بن مسلم منكر الحديث قال الترمذي: يضعف الحديث من قبل حفظة، وفي الباب عن ابي هريرة و ابي سعيد الخدري.</text:span></text:p>
      <text:p text:style-name="P31"/>
      <text:p text:style-name="P13"><text:span text:style-name="T8">99 <text:s/>- متفق عليه.</text:span></text:p>
      <text:p text:style-name="P32"><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32"><text:soft-page-break/></text:p>
      <text:p text:style-name="P14"><text:span text:style-name="T9">100 - إسناده صحيح</text:span></text:p>
      <text:p text:style-name="P32"><text:span text:style-name="T9">رواه الترمذي (2639) وابن ماجه (4298) واحمد (2 /213 /221) وعبد بن حميد (339) وابن حبان (225) من طرق عن عامر بن يحي ابن جشيب <text:s/>عن أبي عبدالرحمن النبلي عن عبدالله بن عمرو فذكرة. </text:span></text:p>
      <text:p text:style-name="P32"><text:span text:style-name="T9">قال الترمذي: حسن غريب ، قال الحاكم: حديص صحيح لم يخرج في الصحيحين وهو علي <text:s/>شرط مسلم.</text:span></text:p>
      <text:p text:style-name="P32"/>
      <text:p text:style-name="P33"><text:span text:style-name="T6">101 – متفق عليه </text:span><text:span text:style-name="T9"><text:line-break/>رواه البخاري (4712-3162) ومسلم (194) </text:span><text:span text:style-name="T10">والترمذي (2434) وابن ماجه (3307) وأحمد (331/2) </text:span></text:p>
      <text:p text:style-name="P34"><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3"/>
      <text:p text:style-name="P15"><text:span text:style-name="T10">102-إسناده ضعيف</text:span></text:p>
      <text:p text:style-name="P33"><text:span text:style-name="T10"><text:s/>رواه الباومي (2846) والطبراني في المعجم الكبير (جـ17 /887) </text:span></text:p>
      <text:p text:style-name="P33"><text:span text:style-name="T10">من طرق عن عبدالرحمن بن زياد بن أصم وهو ضعيف . ورشدين بن سعد ضعيف.</text:span></text:p>
      <text:p text:style-name="P33"/>
      <text:p text:style-name="P15"><text:span text:style-name="T10">103 – إسناده ضعيف</text:span></text:p>
      <text:p text:style-name="P33"><text:span text:style-name="T10">رواه أحمد (5/ 199) والحاكم في المستدرك (3784) وفيه ابن لهيعة وهو ضعيف وفي الحديص فقرات تصبح لشواهدها. </text:span></text:p>
      <text:p text:style-name="P33"/>
      <text:p text:style-name="P33"><text:line-break/><text:span text:style-name="T5">104 - إسناده ضعيف جدًا</text:span></text:p>
      <text:p text:style-name="P35">موسي بن عبيدة الربذي: ضعيف: وأيوب بن خالد فيه لين</text:p>
      <text:p text:style-name="P35">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35">105 - </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Shekari" svg:font-family="'B Shekari'" style:font-pitch="variable"/>
    <style:font-face style:name="DejaVu Sans" svg:font-family="'DejaVu Sans'" style:font-family-generic="swiss" style:font-pitch="variable"/>
    <style:font-face style:name="DejaVu Serif" svg:font-family="'DejaVu Serif'" style:font-family-generic="roman" style:font-pitch="variable"/>
    <style:font-face style:name="GE Thameen" svg:font-family="'GE Thameen'" style:font-pitch="variable"/>
    <style:font-face style:name="Hacen Algeria Bd" svg:font-family="'Hacen Algeria Bd'" style:font-pitch="variable"/>
    <style:font-face style:name="Hacen Sahara St" svg:font-family="'Hacen Sahara St'" style:font-pitch="variable"/>
    <style:font-face style:name="Kan Ya Ma Kan Free" svg:font-family="'Kan Ya Ma Kan Free'" style:font-pitch="variable"/>
    <style:font-face style:name="Noto Kufi Arabic" svg:font-family="'Noto Kufi Arabic'" style:font-pitch="variable"/>
    <style:font-face style:name="Noto Naskh Arabic" svg:font-family="'Noto Naskh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Wahran" svg:font-family="Wahr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20T15:54:54.205510127</dc:date>
    <meta:editing-duration>PT1H40M14S</meta:editing-duration>
    <meta:editing-cycles>19</meta:editing-cycles>
    <meta:generator>LibreOffice/24.2.3.2$Linux_X86_64 LibreOffice_project/420$Build-2</meta:generator>
    <meta:document-statistic meta:table-count="0" meta:image-count="0" meta:object-count="0" meta:page-count="5" meta:paragraph-count="77" meta:word-count="1286" meta:character-count="7110" meta:non-whitespace-character-count="5784"/>
  </office:meta>
</office:document-meta>
</file>